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08E000029C18538EBD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XE 7 Diversity and Inclusion</text:p>
      <text:p text:style-name="P1">Inclusion matters</text:p>
      <text:p text:style-name="P1">How accepting diversity favour inclusion?</text:p>
      <text:p text:style-name="P1"/>
      <text:p text:style-name="P2"><draw:frame draw:style-name="fr1" draw:name="images1" text:anchor-type="paragraph" svg:x="0.018cm" svg:y="1.025cm" svg:width="11.478cm" svg:height="18.574cm" draw:z-index="0"><draw:image xlink:href="Pictures/200000070000708E000029C18538EBD4.svm" xlink:type="simple" xlink:show="embed" xlink:actuate="onLoad"/></draw:frame>Document 1 <text:span text:style-name="T1">: Diversity in the workplace</text:span></text:p>
      <text:p text:style-name="P3"><text:span text:style-name="T1"/></text:p>
      <text:list xml:id="list1005861828715121926" text:style-name="L1">
        <text:list-item>
          <text:p text:style-name="P4"><text:span text:style-name="T1">Look at the poster above.</text:span></text:p>
        </text:list-item>
      </text:list>
      <text:list xml:id="list1059521157455308154" text:style-name="L2">
        <text:list-item>
          <text:list>
            <text:list-item>
              <text:p text:style-name="P5"><text:span text:style-name="T2">Describe</text:span><text:span text:style-name="T1"> it</text:span></text:p>
            </text:list-item>
            <text:list-item>
              <text:p text:style-name="P5"><text:span text:style-name="T1">Give your </text:span><text:span text:style-name="T2">opinion </text:span><text:span text:style-name="T1">about the text.</text:span></text:p>
            </text:list-item>
          </text:list>
        </text:list-item>
      </text:list>
      <text:list xml:id="list32707372" text:continue-list="list1005861828715121926" text:style-name="L1">
        <text:list-item>
          <text:p text:style-name="P4"><text:span text:style-name="T2">Explain in your own words </text:span><text:span text:style-name="T1">what diversity in the workplace is</text:span></text:p>
        </text:list-item>
        <text:list-item>
          <text:p text:style-name="P4"><text:span text:style-name="T2">Discuss</text:span><text:span text:style-name="T1"> the benefits of diversity for an employee and for employer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29T12:39:51.42</meta:creation-date>
    <dc:date>2020-05-29T12:49:16.68</dc:date>
    <meta:editing-duration>PT9M24S</meta:editing-duration>
    <meta:editing-cycles>4</meta:editing-cycles>
    <meta:generator>OpenOffice/4.1.7$Win32 OpenOffice.org_project/417m1$Build-9800</meta:generator>
    <meta:document-statistic meta:table-count="0" meta:image-count="1" meta:object-count="0" meta:page-count="1" meta:paragraph-count="9" meta:word-count="59" meta:character-count="330"/>
  </office:meta>
</office:document-meta>
</file>